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fo:line-height="100%" fo:text-align="justify" style:justify-single-word="false"/>
      <style:text-properties officeooo:rsid="000d9588" officeooo:paragraph-rsid="000d9588"/>
    </style:style>
    <style:style style:name="P2" style:family="paragraph" style:parent-style-name="Text_20_body">
      <style:paragraph-properties fo:margin-top="0in" fo:margin-bottom="0in" loext:contextual-spacing="false" fo:line-height="100%" fo:text-align="justify" style:justify-single-word="false"/>
      <style:text-properties officeooo:rsid="000f4d9d" officeooo:paragraph-rsid="000f4d9d"/>
    </style:style>
    <style:style style:name="P3" style:family="paragraph" style:parent-style-name="Text_20_body">
      <style:paragraph-properties fo:margin-top="0in" fo:margin-bottom="0in" loext:contextual-spacing="false" fo:line-height="100%" fo:text-align="justify" style:justify-single-word="false"/>
      <style:text-properties fo:font-style="normal" fo:font-weight="normal" officeooo:rsid="0016e77d" officeooo:paragraph-rsid="0016e77d" style:font-style-asian="normal" style:font-weight-asian="normal" style:font-style-complex="normal" style:font-weight-complex="normal"/>
    </style:style>
    <style:style style:name="P4" style:family="paragraph" style:parent-style-name="Text_20_body">
      <style:paragraph-properties fo:margin-top="0in" fo:margin-bottom="0in" loext:contextual-spacing="false" fo:line-height="100%"/>
      <style:text-properties officeooo:rsid="0016e77d" officeooo:paragraph-rsid="0016e77d"/>
    </style:style>
    <style:style style:name="P5" style:family="paragraph" style:parent-style-name="Text_20_body">
      <style:text-properties officeooo:rsid="0016e77d" officeooo:paragraph-rsid="0016e77d"/>
    </style:style>
    <style:style style:name="P6" style:family="paragraph" style:parent-style-name="Heading_20_1">
      <style:paragraph-properties fo:margin-top="0in" fo:margin-bottom="0in" loext:contextual-spacing="false" fo:line-height="100%" fo:text-align="center" style:justify-single-word="false"/>
      <style:text-properties officeooo:rsid="000d9588" officeooo:paragraph-rsid="000d9588"/>
    </style:style>
    <style:style style:name="P7" style:family="paragraph" style:parent-style-name="Text_20_body" style:list-style-name="L1">
      <style:paragraph-properties fo:margin-top="0in" fo:margin-bottom="0in" loext:contextual-spacing="false" fo:line-height="100%" fo:text-align="justify" style:justify-single-word="false"/>
      <style:text-properties officeooo:rsid="0011ddf9" officeooo:paragraph-rsid="0011ddf9"/>
    </style:style>
    <style:style style:name="P8" style:family="paragraph" style:parent-style-name="Text_20_body" style:list-style-name="L1">
      <style:paragraph-properties fo:margin-top="0in" fo:margin-bottom="0in" loext:contextual-spacing="false" fo:line-height="100%" fo:text-align="justify" style:justify-single-word="false"/>
      <style:text-properties fo:font-weight="bold" officeooo:rsid="0011ddf9" officeooo:paragraph-rsid="0011ddf9" style:font-weight-asian="bold" style:font-weight-complex="bold"/>
    </style:style>
    <style:style style:name="P9" style:family="paragraph" style:parent-style-name="Text_20_body" style:list-style-name="L1">
      <style:paragraph-properties fo:margin-top="0in" fo:margin-bottom="0in" loext:contextual-spacing="false" fo:line-height="100%" fo:text-align="justify" style:justify-single-word="false"/>
      <style:text-properties fo:font-weight="normal" officeooo:rsid="0011ddf9" officeooo:paragraph-rsid="0011ddf9" style:font-weight-asian="normal" style:font-weight-complex="normal"/>
    </style:style>
    <style:style style:name="P10" style:family="paragraph" style:parent-style-name="Text_20_body" style:list-style-name="L1">
      <style:paragraph-properties fo:margin-top="0in" fo:margin-bottom="0in" loext:contextual-spacing="false" fo:line-height="100%" fo:text-align="justify" style:justify-single-word="false"/>
      <style:text-properties fo:font-weight="normal" officeooo:rsid="00124543" officeooo:paragraph-rsid="00124543" style:font-weight-asian="normal" style:font-weight-complex="normal"/>
    </style:style>
    <style:style style:name="P11" style:family="paragraph" style:parent-style-name="Text_20_body" style:list-style-name="L1">
      <style:paragraph-properties fo:margin-top="0in" fo:margin-bottom="0in" loext:contextual-spacing="false" fo:line-height="100%" fo:text-align="justify" style:justify-single-word="false"/>
      <style:text-properties fo:font-weight="normal" officeooo:rsid="00154614" officeooo:paragraph-rsid="00154614" style:font-weight-asian="normal" style:font-weight-complex="normal"/>
    </style:style>
    <style:style style:name="P12" style:family="paragraph" style:parent-style-name="Text_20_body" style:list-style-name="L2">
      <style:paragraph-properties fo:margin-top="0in" fo:margin-bottom="0in" loext:contextual-spacing="false" fo:line-height="100%"/>
      <style:text-properties fo:font-weight="normal" officeooo:rsid="001815a5" officeooo:paragraph-rsid="001815a5" style:font-weight-asian="normal" style:font-weight-complex="normal"/>
    </style:style>
    <style:style style:name="P13" style:family="paragraph" style:parent-style-name="Text_20_body" style:list-style-name="L1">
      <style:paragraph-properties fo:margin-top="0in" fo:margin-bottom="0in" loext:contextual-spacing="false" fo:line-height="100%" fo:text-align="justify" style:justify-single-word="false"/>
      <style:text-properties fo:font-style="italic" fo:font-weight="normal" officeooo:rsid="00154614" officeooo:paragraph-rsid="00154614" style:font-style-asian="italic" style:font-weight-asian="normal" style:font-style-complex="italic" style:font-weight-complex="normal"/>
    </style:style>
    <style:style style:name="P14" style:family="paragraph" style:parent-style-name="Text_20_body" style:list-style-name="L1">
      <style:paragraph-properties fo:margin-top="0in" fo:margin-bottom="0in" loext:contextual-spacing="false" fo:line-height="100%" fo:text-align="justify" style:justify-single-word="false"/>
      <style:text-properties fo:font-style="normal" fo:font-weight="normal" officeooo:rsid="00154614" officeooo:paragraph-rsid="00154614" style:font-style-asian="normal" style:font-weight-asian="normal" style:font-style-complex="normal" style:font-weight-complex="normal"/>
    </style:style>
    <style:style style:name="P15" style:family="paragraph" style:parent-style-name="Text_20_body" style:list-style-name="L1">
      <style:paragraph-properties fo:margin-top="0in" fo:margin-bottom="0in" loext:contextual-spacing="false" fo:line-height="100%" fo:text-align="justify" style:justify-single-word="false"/>
      <style:text-properties fo:font-style="normal" fo:font-weight="normal" officeooo:rsid="0016e77d" officeooo:paragraph-rsid="0016e77d" style:font-style-asian="normal" style:font-weight-asian="normal" style:font-style-complex="normal" style:font-weight-complex="normal"/>
    </style:style>
    <style:style style:name="P16" style:family="paragraph" style:parent-style-name="Text_20_body" style:list-style-name="L1">
      <style:paragraph-properties fo:margin-top="0in" fo:margin-bottom="0in" loext:contextual-spacing="false" fo:line-height="100%" fo:text-align="justify" style:justify-single-word="false"/>
      <style:text-properties fo:font-style="normal" fo:font-weight="bold" officeooo:rsid="00154614" officeooo:paragraph-rsid="00154614" style:font-style-asian="normal" style:font-weight-asian="bold" style:font-style-complex="normal" style:font-weight-complex="bold"/>
    </style:style>
    <style:style style:name="P17" style:family="paragraph" style:parent-style-name="Text_20_body" style:list-style-name="L2">
      <style:paragraph-properties fo:margin-top="0in" fo:margin-bottom="0in" loext:contextual-spacing="false" fo:line-height="100%"/>
      <style:text-properties officeooo:rsid="0016e77d" officeooo:paragraph-rsid="0016e77d"/>
    </style:style>
    <style:style style:name="P18" style:family="paragraph" style:parent-style-name="Text_20_body" style:list-style-name="L2">
      <style:paragraph-properties fo:margin-top="0in" fo:margin-bottom="0in" loext:contextual-spacing="false" fo:line-height="100%"/>
      <style:text-properties officeooo:rsid="001815a5" officeooo:paragraph-rsid="001815a5"/>
    </style:style>
    <style:style style:name="T1" style:family="text">
      <style:text-properties officeooo:rsid="00124543"/>
    </style:style>
    <style:style style:name="T2" style:family="text">
      <style:text-properties fo:font-weight="bold" style:font-weight-asian="bold" style:font-weight-complex="bold"/>
    </style:style>
    <style:style style:name="T3" style:family="text">
      <style:text-properties fo:font-weight="bold" officeooo:rsid="001815a5"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815a5" style:font-weight-asian="normal" style:font-weight-complex="normal"/>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Chapter 1</text:h>
      <text:p text:style-name="P1"/>
      <text:p text:style-name="P2"/>
      <text:p text:style-name="P2"/>
      <text:list xml:id="list3345012341230335304" text:style-name="L1">
        <text:list-item>
          <text:p text:style-name="P7">We learn about I/o, variables, assignments, types, and the interface with type std::string via an example program</text:p>
          <text:list>
            <text:list-item>
              <text:p text:style-name="P7">Notes expressed as a line of code along with notes about it</text:p>
            </text:list-item>
          </text:list>
        </text:list-item>
        <text:list-item>
          <text:p text:style-name="P7">#include &lt;string&gt;</text:p>
          <text:list>
            <text:list-item>
              <text:p text:style-name="P7">this includes the standard string library which allows the use of type std::string</text:p>
            </text:list-item>
          </text:list>
        </text:list-item>
        <text:list-item>
          <text:p text:style-name="P7">std::string name;</text:p>
          <text:list>
            <text:list-item>
              <text:p text:style-name="P7">we declare, <text:span text:style-name="T1">or define</text:span> a variable ‘name’ of type string</text:p>
              <text:list>
                <text:list-item>
                  <text:p text:style-name="P8">Def: variables are objects which have names</text:p>
                  <text:list>
                    <text:list-item>
                      <text:p text:style-name="P9">this distinction between variables and objects is important, since some objects do not have names</text:p>
                    </text:list-item>
                  </text:list>
                </text:list-item>
                <text:list-item>
                  <text:p text:style-name="P8">Def: objects are pieces of computer memory that has a ‘type’</text:p>
                  <text:list>
                    <text:list-item>
                      <text:p text:style-name="P9">‘Types’ discussed later</text:p>
                    </text:list-item>
                  </text:list>
                </text:list-item>
              </text:list>
            </text:list-item>
            <text:list-item>
              <text:p text:style-name="P9">The whole point of the declaration having a type is so the implementation knows how much memory it needs</text:p>
            </text:list-item>
            <text:list-item>
              <text:p text:style-name="P9">The name allows it to be identified (and it allows checking that no un-declared names are used)</text:p>
            </text:list-item>
          </text:list>
        </text:list-item>
        <text:list-item>
          <text:p text:style-name="P9">std::cout &lt;&lt; “What’s your name? ”;</text:p>
          <text:list>
            <text:list-item>
              <text:p text:style-name="P9">The missing &lt;&lt; std::endl means the input asked for will be on the same line as this output</text:p>
            </text:list-item>
          </text:list>
        </text:list-item>
        <text:list-item>
          <text:p text:style-name="P10">Then we declare the variable, already mentioned above (name)</text:p>
          <text:list>
            <text:list-item>
              <text:p text:style-name="P10">This is a local variable since it is inside the function main.</text:p>
              <text:list>
                <text:list-item>
                  <text:p text:style-name="P11">Their scope is from the most recent { to the matching }</text:p>
                  <text:list>
                    <text:list-item>
                      <text:p text:style-name="P11">Once the matching } is reached, that variable is <text:span text:style-name="T2">destroyed </text:span>and it’s memory is returned to the pile of usable memory </text:p>
                    </text:list-item>
                  </text:list>
                </text:list-item>
              </text:list>
            </text:list-item>
            <text:list-item>
              <text:p text:style-name="P13">The ‘type’ of an object also determines its <text:span text:style-name="T2">interface</text:span></text:p>
              <text:list>
                <text:list-item>
                  <text:p text:style-name="P14">Here, our variable of type std::string has the interface of a string</text:p>
                </text:list-item>
                <text:list-item>
                  <text:p text:style-name="P16">Def: An interface is the collection of operations and interactions that are possible on an object of some type</text:p>
                  <text:list>
                    <text:list-item>
                      <text:p text:style-name="P14">We also mean the interpretation of the piece of memory (since all data is just zeros and ones at the lowest level)</text:p>
                    </text:list-item>
                  </text:list>
                </text:list-item>
                <text:list-item>
                  <text:p text:style-name="P14">One interaction part of the string interface is intialization: giving a variable data as it’s value</text:p>
                  <text:list>
                    <text:list-item>
                      <text:p text:style-name="P14">Our definition implicitly does this. All declarations “std::string name;” implicitly give name the value of the <text:span text:style-name="T2">empty </text:span>or <text:span text:style-name="T2">null string </text:span></text:p>
                    </text:list-item>
                  </text:list>
                </text:list-item>
              </text:list>
            </text:list-item>
          </text:list>
        </text:list-item>
        <text:list-item>
          <text:p text:style-name="P14">std::cin &gt;&gt; name;</text:p>
          <text:list>
            <text:list-item>
              <text:p text:style-name="P14">This &gt;&gt; is the input operator. It takes in an input stream and a variable and essentially takes data from the stream and stores it in the variable based on the variable’s type.</text:p>
              <text:list>
                <text:list-item>
                  <text:p text:style-name="P14">In our case, it iterates through chars, ignoring the whitespace at first and then reading non-whitespace until a whitespace char is reached, <text:s/>then ignoring the rest</text:p>
                </text:list-item>
                <text:list-item>
                  <text:p text:style-name="P14">This has a side effect, but first some background.</text:p>
                  <text:list>
                    <text:list-item>
                      <text:p text:style-name="P14">Background: the input output library stores output in a data structure called a <text:span text:style-name="T2">buffer</text:span>. It does this since writing some data to output is quite slow on many platforms. So, it stores what it wants to output in the buffer and then <text:span text:style-name="T2">flushes</text:span> the buffer, that is, clears <text:soft-page-break/>the data structure and writes the data to output. This way only one write is done rather than many for each char to be printed. Only three events can flush the buffer: 1) If the buffer is full, it flushes automatically, 2) If the library is asked to read from an input stream, the buffer is flushed and 3) If the programmer explicilty tells the buffer to flush</text:p>
                    </text:list-item>
                    <text:list-item>
                      <text:p text:style-name="P14">So, we have the side effect of flushing the buffer of cout when we use &lt;&lt; on cin, which insures the message “What’s your name?” prints.</text:p>
                    </text:list-item>
                  </text:list>
                </text:list-item>
              </text:list>
            </text:list-item>
            <text:list-item>
              <text:p text:style-name="P14">As you can guess, &gt;&gt; is left associative and returns the input stream that was the first argument</text:p>
            </text:list-item>
          </text:list>
        </text:list-item>
        <text:list-item>
          <text:p text:style-name="P15">Note, that the &lt;&lt; std::endl; 1)flushes the buffer and 2) ends the line</text:p>
        </text:list-item>
      </text:list>
      <text:p text:style-name="P3"/>
      <text:p text:style-name="Horizontal_20_Line"/>
      <text:p text:style-name="P5">Now, the second program which makes a box around the name. In notes, I just mention a few lines and what they introduce.</text:p>
      <text:p text:style-name="P4"/>
      <text:list xml:id="list1418560247449249131" text:style-name="L2">
        <text:list-item>
          <text:p text:style-name="P17">const std::string greeting = “Hello, ” + name + “!”; introduces 3 new ideas</text:p>
          <text:list>
            <text:list-item>
              <text:p text:style-name="P17">We can initialize in declaration with = &lt;expression that evaluates to string or string literal&gt;</text:p>
            </text:list-item>
            <text:list-item>
              <text:p text:style-name="P17">We can make a variable const in declaration</text:p>
              <text:list>
                <text:list-item>
                  <text:p text:style-name="P17">you need to initialize then and there or otherwise the defult null string can’t be changed</text:p>
                </text:list-item>
              </text:list>
            </text:list-item>
            <text:list-item>
              <text:p text:style-name="P17">We can concatenate some string with either a string literal or a char (but can’t do char + char or string literal + string literal)</text:p>
            </text:list-item>
            <text:list-item>
              <text:p text:style-name="P17">Note that the associativity of an operator never changes, even if it can be overloaded like + (+ is left associative)</text:p>
              <text:list>
                <text:list-item>
                  <text:p text:style-name="P17">Also note that + with at least one string returns a string</text:p>
                </text:list-item>
              </text:list>
            </text:list-item>
          </text:list>
        </text:list-item>
        <text:list-item>
          <text:p text:style-name="P17">const std::strin<text:tab/>g spaces(greeting.size(), ‘ ‘) // Also, three new ideas</text:p>
          <text:list>
            <text:list-item>
              <text:p text:style-name="P17">We can intialize with the following based on the interface of the type</text:p>
              <text:list>
                <text:list-item>
                  <text:p text:style-name="P17">type name( expression_1, …, expression_k)</text:p>
                  <text:list>
                    <text:list-item>
                      <text:p text:style-name="P18">This <text:span text:style-name="T2">constructs </text:span><text:span text:style-name="T4">the data with which to intialize the variable</text:span></text:p>
                    </text:list-item>
                  </text:list>
                </text:list-item>
                <text:list-item>
                  <text:p text:style-name="P17">The type std::string has the interface that it can intialize with two expressions:</text:p>
                  <text:list>
                    <text:list-item>
                      <text:p text:style-name="P17">std::string name( exp1, exp2); </text:p>
                    </text:list-item>
                  </text:list>
                </text:list-item>
                <text:list-item>
                  <text:p text:style-name="P17">where the first evaluates to an integer and the second, a char</text:p>
                </text:list-item>
                <text:list-item>
                  <text:p text:style-name="P17">Then, name is initialized with a string of that char repeated the integer number of times</text:p>
                </text:list-item>
              </text:list>
            </text:list-item>
            <text:list-item>
              <text:p text:style-name="P17">Also in the interface of std::string, is a <text:span text:style-name="T2">me</text:span><text:span text:style-name="T3">mber function</text:span><text:span text:style-name="T5"> that can be called on any object of that type. The syntax is object.memberFunction(args …)</text:span></text:p>
              <text:list>
                <text:list-item>
                  <text:p text:style-name="P12">The std::string has a member function called ‘size’ that returns the integer number of chars in a string</text:p>
                </text:list-item>
              </text:list>
            </text:list-item>
            <text:list-item>
              <text:p text:style-name="P12">We have this type character literals, which are actually the same as the built in type char</text:p>
            </text:list-item>
          </text:list>
        </text:list-item>
        <text:list-item>
          <text:p text:style-name="P12">With these lines, the program can be understood.</text:p>
        </text:list-item>
        <text:list-item>
          <text:p text:style-name="P12">See page 15 for rigourous information on the string type.</text:p>
        </text:list-item>
        <text:list-item>
          <text:p text:style-name="P12">Exercises easy and done in hea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3T20:02:25.639530167</meta:creation-date>
    <meta:generator>LibreOffice/5.1.4.2$Linux_X86_64 LibreOffice_project/10m0$Build-2</meta:generator>
    <dc:date>2016-08-24T12:13:43.873251965</dc:date>
    <meta:editing-duration>PT16M9S</meta:editing-duration>
    <meta:editing-cycles>4</meta:editing-cycles>
    <meta:document-statistic meta:table-count="0" meta:image-count="0" meta:object-count="0" meta:page-count="2" meta:paragraph-count="55" meta:word-count="905" meta:character-count="4872" meta:non-whitespace-character-count="4071"/>
  </office:meta>
</office:document-meta>
</file>